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B100000D7DBC26B4F56825132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style="italic" officeooo:rsid="000a3e52" officeooo:paragraph-rsid="000a3e52" style:font-size-asian="10pt" style:font-style-asian="italic" style:font-name-complex="Arial" style:font-size-complex="10pt"/>
    </style:style>
    <style:style style:name="P4" style:family="paragraph" style:parent-style-name="Standard">
      <style:paragraph-properties style:vertical-align="baseline"/>
      <style:text-properties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P6" style:family="paragraph" style:parent-style-name="Standard">
      <style:text-properties fo:language="none" fo:country="none" style:language-asian="none" style:country-asian="none"/>
    </style:style>
    <style:style style:name="P7" style:family="paragraph" style:parent-style-name="Standard">
      <style:text-properties fo:font-style="italic" style:font-style-asian="italic"/>
    </style:style>
    <style:style style:name="P8" style:family="paragraph" style:parent-style-name="Standard">
      <style:paragraph-properties>
        <style:tab-stops>
          <style:tab-stop style:position="3.845cm"/>
        </style:tab-stops>
      </style:paragraph-properties>
    </style:style>
    <style:style style:name="P9" style:family="paragraph" style:parent-style-name="Standard">
      <style:text-properties officeooo:paragraph-rsid="000a3e52"/>
    </style:style>
    <style:style style:name="P10" style:family="paragraph" style:parent-style-name="Standard" style:master-page-name="Standard">
      <style:paragraph-properties style:page-number="auto">
        <style:tab-stops>
          <style:tab-stop style:position="5.909cm"/>
        </style:tab-stops>
      </style:paragraph-properties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italic" officeooo:paragraph-rsid="000de140" style:font-size-asian="10pt" style:font-style-asian="italic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style="italic" officeooo:rsid="00104bc9" officeooo:paragraph-rsid="00104bc9" style:font-size-asian="10pt" style:font-style-asian="italic" style:font-name-complex="Arial" style:font-size-complex="10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officeooo:rsid="00097e4c" style:font-name-complex="Arial"/>
    </style:style>
    <style:style style:name="T3" style:family="text">
      <style:text-properties style:font-name="Arial" officeooo:rsid="000a3e52" style:font-name-complex="Arial"/>
    </style:style>
    <style:style style:name="T4" style:family="text">
      <style:text-properties style:font-name="Arial" officeooo:rsid="000aef19" style:font-name-complex="Arial"/>
    </style:style>
    <style:style style:name="T5" style:family="text">
      <style:text-properties fo:color="#808080" style:font-name="Arial" fo:font-size="13pt" fo:font-weight="bold" style:font-size-asian="13pt" style:font-weight-asian="bold" style:font-name-complex="Arial" style:font-size-complex="13pt"/>
    </style:style>
    <style:style style:name="T6" style:family="text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officeooo:rsid="000a9307"/>
    </style:style>
    <style:style style:name="T8" style:family="text">
      <style:text-properties officeooo:rsid="000ce266"/>
    </style:style>
    <style:style style:name="T9" style:family="text">
      <style:text-properties officeooo:rsid="000de140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/text:p>
      <text:p text:style-name="P6"><draw:frame draw:style-name="fr1" draw:name="Marco1" text:anchor-type="char" svg:x="-1.905cm" svg:y="0.148cm" svg:width="19.05cm" svg:height="4.128cm" draw:z-index="1"><draw:text-box><text:p text:style-name="Standard"><text:span text:style-name="T5">Titulo:</text:span><text:span text:style-name="T1"> </text:span><text:span text:style-name="T2">Propuesta de rediseño de la nube de servicios de la UNLP</text:span></text:p><text:p text:style-name="P9"><text:span text:style-name="T5">Autores:</text:span><text:span text:style-name="T2"> Miguel Carbone </text:span><text:span text:style-name="T4">y</text:span><text:span text:style-name="T2"> José Nahuel Cuesta Luengo</text:span></text:p><text:p text:style-name="P9"><text:span text:style-name="T5">Director:</text:span><text:span text:style-name="T6"> </text:span><text:span text:style-name="T3">Lic. </text:span><text:span text:style-name="T2">Claudia </text:span><text:span text:style-name="T3">B</text:span><text:span text:style-name="T2">anchoff Tzancoff</text:span></text:p><text:p text:style-name="Standard"><text:span text:style-name="T5">Codirector:</text:span><text:span text:style-name="T6"> </text:span><text:span text:style-name="T3">Lic. Claudia Q</text:span><text:span text:style-name="T2">ueiruga</text:span></text:p><text:p text:style-name="Standard"><text:span text:style-name="T5">Asesor profesional:</text:span><text:span text:style-name="T6"> </text:span><text:span text:style-name="T3">Lic. C</text:span><text:span text:style-name="T2">hristian </text:span><text:span text:style-name="T3">Rodriguez</text:span></text:p><text:p text:style-name="Standard"><text:span text:style-name="T5">Carrera:</text:span><text:span text:style-name="T6"> </text:span><text:span text:style-name="T2">Licenciatura en </text:span><text:span text:style-name="T4">Sistemas y Licenciatura en </text:span><text:span text:style-name="T2">Informática</text:span></text:p><text:p text:style-name="P5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8"><draw:frame draw:style-name="fr1" draw:name="Marco2" text:anchor-type="char" svg:x="-2.223cm" svg:y="2.625cm" svg:width="19.05cm" svg:height="5.398cm" draw:z-index="2"><draw:text-box><text:p text:style-name="P2">Completar con tipografía Arial – tamaño 10 - justificado</text:p><text:p text:style-name="P7"/></draw:text-box></draw:frame><draw:frame draw:style-name="fr1" draw:name="Marco3" text:anchor-type="char" svg:x="-2.223cm" svg:y="9.292cm" svg:width="9.208cm" svg:height="4.445cm" draw:z-index="3"><draw:text-box><text:p text:style-name="P3">Nube – <text:span text:style-name="T7">Servicios Web – </text:span>API – RES<text:span text:style-name="T7">T –</text:span> Microservicios – Patrones – Diseño <text:span text:style-name="T7">de Arquitectura </text:span>– <text:span text:style-name="T7">ESB – API Gateway – SOA</text:span></text:p></draw:text-box></draw:frame><draw:frame draw:style-name="fr1" draw:name="Marco4" text:anchor-type="char" svg:x="7.62cm" svg:y="9.292cm" svg:width="9.208cm" svg:height="4.445cm" draw:z-index="4"><draw:text-box><text:p text:style-name="P2">Completar con tipografía Arial – tamaño 10 - justificado</text:p></draw:text-box></draw:frame><draw:frame draw:style-name="fr1" draw:name="Marco5" text:anchor-type="char" svg:x="7.62cm" svg:y="14.372cm" svg:width="9.208cm" svg:height="4.445cm" draw:z-index="6"><draw:text-box><text:p text:style-name="P12">Automatización del mecanismo de integración y generación de la documentación referente a los servicios provistos por la Nube.</text:p><text:p text:style-name="P12">Automatización de la creación y el aprovisionamiento de la arquitectura.</text:p><text:p text:style-name="P12">Extensión y finalización de la funcionalidad necesaria para la librería cliente reutilizable de la Nube, desarrollada para su uso en el caso testigo.</text:p><text:p text:style-name="P12">Implementación de pruebas de unidad e integración para los servicios involucrados en la Nube.</text:p></draw:text-box></draw:frame><draw:frame draw:style-name="fr1" draw:name="Marco6" text:anchor-type="char" svg:x="-2.223cm" svg:y="14.372cm" svg:width="9.208cm" svg:height="4.445cm" draw:z-index="5"><draw:text-box><text:p text:style-name="P11"><text:span text:style-name="T9">Análisis del diseño actual de la arquitectura de la nube de servicios de la Universidad Nacional de La Plata, estudio del estado del arte en la materia de Arquitectura Orientada a Servicios y propuesta de un nuevo diseño para dicha nube. Análisis comparativo de tecnologías para los distintos nodos intervinientes en la Nube.</text:span></text:p><text:p text:style-name="P11"/><text:p text:style-name="P11"><text:span text:style-name="T9">Implementación de un caso testigo funcional para hacer una prueba real del diseño propuesto.</text:span></text:p><text:p text:style-name="P2"/></draw:text-box></draw:frame><draw:frame draw:style-name="fr1" draw:name="Marco7" text:anchor-type="char" svg:x="13.018cm" svg:y="20.087cm" svg:width="4.445cm" svg:height="0.635cm" draw:z-index="7"><draw:text-box><text:p text:style-name="P4"><text:s text:c="3"/><text:span text:style-name="T8">Abril 2016</text:span>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75cm" fo:margin-left="0cm" fo:margin-right="0cm" fo:margin-bottom="3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y="-4.763cm" svg:width="21.006cm" svg:height="29.235cm" draw:z-index="0"><draw:image xlink:href="Pictures/10000000000009B100000D7DBC26B4F568251329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dna</meta:initial-creator>
    <meta:creation-date>2010-09-21T13:01:00</meta:creation-date>
    <dc:date>2016-04-07T14:45:44.839021000</dc:date>
    <meta:print-date>2010-09-22T11:00:00</meta:print-date>
    <meta:editing-cycles>14</meta:editing-cycles>
    <meta:editing-duration>PT1H46M50S</meta:editing-duration>
    <meta:generator>LibreOffice/5.1.0.3$MacOSX_X86_64 LibreOffice_project/5e3e00a007d9b3b6efb6797a8b8e57b51ab1f737</meta:generator>
    <meta:document-statistic meta:table-count="0" meta:image-count="1" meta:object-count="0" meta:page-count="1" meta:paragraph-count="18" meta:word-count="206" meta:character-count="1390" meta:non-whitespace-character-count="1184"/>
  </office:meta>
</office:document-meta>
</file>